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pitch="variable"/>
    <style:font-face style:name="Lohit Hindi2" svg:font-family="'Lohit Hindi'" style:font-pitch="variable"/>
    <style:font-face style:name="Kartika" svg:font-family="Kartik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name-complex="Kartika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name-complex="Kartika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1.0035in" fo:margin-right="0in" fo:text-align="start" style:justify-single-word="false" fo:text-indent="-0.0098in" style:auto-text-indent="false"/>
      <style:text-properties style:text-underline-style="none" fo:font-weight="normal" style:font-weight-asian="normal" style:font-weight-complex="normal"/>
    </style:style>
    <style:style style:name="P15" style:family="paragraph" style:parent-style-name="Standard">
      <style:paragraph-properties fo:margin-top="0in" fo:margin-bottom="0in" style:contextual-spacing="false" style:line-height-at-least="0.0693in" fo:text-align="start" style:justify-single-word="false"/>
      <style:text-properties fo:font-size="12pt" fo:font-style="normal" fo:font-weight="normal" style:font-size-asian="12pt" style:font-style-asian="normal" style:font-weight-asian="normal" style:font-name-complex="Kartika" style:font-size-complex="12pt" style:font-style-complex="normal" style:font-weight-complex="normal"/>
    </style:style>
    <style:style style:name="P16" style:family="paragraph" style:parent-style-name="Standard">
      <style:paragraph-properties fo:margin-top="0in" fo:margin-bottom="0in" style:contextual-spacing="false" style:line-height-at-least="0.0693in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name-complex="Kartika" style:font-size-complex="12pt" style:font-style-complex="normal" style:font-weight-complex="normal"/>
    </style:style>
    <style:style style:name="P17" style:family="paragraph" style:parent-style-name="Standard">
      <style:paragraph-properties fo:margin-top="0in" fo:margin-bottom="0in" style:contextual-spacing="false" style:line-height-at-least="0.0693in" fo:text-align="start" style:justify-single-word="false"/>
      <style:text-properties fo:font-size="12pt" fo:font-style="normal" style:text-underline-style="none" fo:font-weight="normal" officeooo:paragraph-rsid="00080e97" style:font-size-asian="12pt" style:font-style-asian="normal" style:font-weight-asian="normal" style:font-name-complex="Kartika" style:font-size-complex="12pt" style:font-style-complex="normal" style:font-weight-complex="normal"/>
    </style:style>
    <style:style style:name="P18" style:family="paragraph" style:parent-style-name="Standard">
      <style:paragraph-properties fo:margin-top="0in" fo:margin-bottom="0in" style:contextual-spacing="false" style:line-height-at-least="0.0693in"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name-complex="Kartika" style:font-size-complex="12pt" style:font-style-complex="normal" style:font-weight-complex="bold"/>
    </style:style>
    <style:style style:name="P19" style:family="paragraph" style:parent-style-name="Standard">
      <style:paragraph-properties fo:margin-top="0in" fo:margin-bottom="0in" style:contextual-spacing="false" style:line-height-at-least="0.0693in" fo:text-align="start" style:justify-single-word="false"/>
      <style:text-properties fo:font-size="12pt" fo:font-style="normal" style:font-size-asian="12pt" style:font-style-asian="normal" style:font-name-complex="Kartika" style:font-size-complex="12pt" style:font-style-complex="normal"/>
    </style:style>
    <style:style style:name="P20" style:family="paragraph" style:parent-style-name="Standard">
      <style:paragraph-properties fo:margin-top="0in" fo:margin-bottom="0in" style:contextual-spacing="false" style:line-height-at-least="0.0693in"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name-complex="Kartika" style:font-size-complex="10pt" style:font-style-complex="normal" style:font-weight-complex="normal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name-complex="Kartika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officeooo:rsid="0008daf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font-name-asian="Liberation Serif1" style:font-name-complex="Liberation Serif1"/>
    </style:style>
    <style:style style:name="T13" style:family="text">
      <style:text-properties style:text-position="super 58%"/>
    </style:style>
    <style:style style:name="T14" style:family="text">
      <style:text-properties style:font-name-complex="Kartika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officeooo:rsid="00080e97"/>
    </style:style>
    <style:style style:name="T18" style:family="text">
      <style:text-properties officeooo:rsid="0008daff"/>
    </style:style>
    <style:style style:name="Sect1" style:family="section">
      <style:section-properties style:writing-mode="lr-tb" style:editable="false">
        <style:columns fo:column-count="2" fo:column-gap="0in">
          <style:column style:rel-width="32767*" fo:start-indent="0in" fo:end-indent="0in"/>
          <style:column style:rel-width="32767*" fo:start-indent="0in" fo:end-indent="0in"/>
        </style:columns>
        <text:notes-configuration text:note-class="footnote"/>
      </style:section-properties>
    </style:style>
    <style:style style:name="Sect2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oli K Carter</text:p>
      <text:p text:style-name="P2">Technical Artist</text:p>
      <text:p text:style-name="P1"><text:a xlink:type="simple" xlink:href="http://www.ToliCarter.com/"><text:span text:style-name="Internet_20_link"><text:span text:style-name="T3">www.</text:span></text:span></text:a><text:a xlink:type="simple" xlink:href="http://www.ToliCarter.com/"><text:span text:style-name="Internet_20_link"><text:span text:style-name="T3">ToliCarter</text:span></text:span></text:a><text:a xlink:type="simple" xlink:href="http://www.ToliCarter.com/"><text:span text:style-name="Internet_20_link"><text:span text:style-name="T3">.com</text:span></text:span></text:a></text:p>
      <text:p text:style-name="P1"><text:a xlink:type="simple" xlink:href="mailto:Toli%20Carter%20%3Cdrachis@gmail.com%3E?subject=Re:%20Resume"><text:span text:style-name="Internet_20_link">drachis@gmail.com</text:span></text:a></text:p>
      <text:p text:style-name="P5">(310) 991-8995</text:p>
      <text:p text:style-name="P4">Objective</text:p>
      <text:p text:style-name="P6"><text:tab/><text:span text:style-name="T18">A</text:span>s a hybrid technical and artistic resource <text:span text:style-name="T18">contribute to </text:span>reducing <text:s/>technical difficulties through communication and automation.</text:p>
      <text:p text:style-name="P6"/>
      <text:p text:style-name="P4">Skills</text:p>
      <text:section text:style-name="Sect1" text:name="Section1">
        <text:p text:style-name="P6">Maya and Photoshop Tools</text:p>
        <text:p text:style-name="P6">Python Scripting</text:p>
        <text:p text:style-name="P6">Perforce Setup and Automation</text:p>
        <text:p text:style-name="P6">Pipeline Maintenance</text:p>
        <text:p text:style-name="P6">Level Authoring</text:p>
        <text:p text:style-name="P6">Asset Creation</text:p>
      </text:section>
      <text:section text:style-name="Sect2" text:name="Section2">
        <text:p text:style-name="P6"/>
        <text:p text:style-name="P4">Technical Proficiencies</text:p>
      </text:section>
      <text:section text:style-name="Sect1" text:name="Section3">
        <text:p text:style-name="P6">Python, PyQt, <text:s/></text:p>
        <text:p text:style-name="P6">Maya, MEL, PyMEL</text:p>
        <text:p text:style-name="P6">Photoshop, ExtendScript</text:p>
        <text:p text:style-name="P6">Perforce, Git</text:p>
        <text:p text:style-name="P6">HLSL/CgFx</text:p>
        <text:p text:style-name="P6">3ds Max</text:p>
        <text:p text:style-name="P6">zBrush, Mudbox</text:p>
        <text:p text:style-name="P6">Unreal</text:p>
      </text:section>
      <text:section text:style-name="Sect3" text:name="Section4">
        <text:p text:style-name="P3"/>
        <text:p text:style-name="P3">Experience</text:p>
        <text:p text:style-name="P9"><text:span text:style-name="T6"><text:tab/></text:span><text:span text:style-name="T10">Riot Games</text:span><text:span text:style-name="T6"> (March 2010 – </text:span><text:span text:style-name="T9">February</text:span><text:span text:style-name="T6"> 2013)</text:span></text:p>
        <text:p text:style-name="P14">Responsible for tools and user setup, focused on environment artist pipeline, created and released maps, prototyped <text:span text:style-name="T17">look and feel</text:span>.</text:p>
        <text:p text:style-name="P9"><text:span text:style-name="T6"><text:tab/></text:span><text:span text:style-name="T10">Blind Wink Games</text:span><text:span text:style-name="T6"> (July </text:span><text:span text:style-name="T16">2009 – August 2009)</text:span></text:p>
        <text:p text:style-name="P10"><text:tab/><text:tab/><text:span text:style-name="T17">I</text:span>terated on effects for a vertical slice <text:span text:style-name="T17">in Unreal</text:span>.</text:p>
        <text:p text:style-name="P13"><text:span text:style-name="T6"><text:tab/></text:span><text:span text:style-name="T10">Isopod Labs</text:span><text:span text:style-name="T6"> (January 2009 – May 2009)</text:span></text:p>
        <text:p text:style-name="P10"><text:tab/><text:tab/>Developed weapons scripts and effects for an Xbox live arcade <text:span text:style-name="T17">title</text:span>.</text:p>
        <text:p text:style-name="P13"><text:span text:style-name="T6"><text:tab/></text:span><text:span text:style-name="T10">Digital ToyBox</text:span><text:span text:style-name="T6"> (May 2008 – December 2008)</text:span></text:p>
        <text:p text:style-name="P10"><text:tab/><text:tab/>Created effects <text:span text:style-name="T17">for an animation rendered in Unreal</text:span>.</text:p>
        <text:p text:style-name="P7"><text:span text:style-name="T12"><text:s/></text:span><text:span text:style-name="T14">Awards</text:span></text:p>
        <text:p text:style-name="P16">Unearthly Challenge 3<text:span text:style-name="T13">rd</text:span> place with entry “Emberspawn”</text:p>
        <text:p text:style-name="P16">Make Something Un<text:span text:style-name="T17">r</text:span>eal finalist in Phase 2 and 4 with Boilerplate for: </text:p>
        <text:p text:style-name="P16"><text:tab/>Best; Graphics, Game Mod, vCTF Level, New Character, FPS</text:p>
        <text:p text:style-name="P11"><text:span text:style-name="T3">Interviewed on G4tv “Will Work For Games: Student Developers” <text:s/>about Legion </text:span><text:span text:style-name="T15">[</text:span><text:a xlink:type="simple" xlink:href="http://g4.tv/M3G7UU"><text:span text:style-name="T15">http://g4.tv/M3G7UU</text:span></text:a><text:span text:style-name="T15">]</text:span></text:p>
        <text:p text:style-name="P12"/>
        <text:p text:style-name="P12">Education</text:p>
        <text:p text:style-name="P8">B.Sc. in Game Art &amp; Design, The Art Institute of California – Los Angeles, Graduated with Honors,</text:p>
        <text:p text:style-name="P18"/>
        <text:p text:style-name="P18">Student Works</text:p>
        <text:p text:style-name="P19"><text:span text:style-name="T8"><text:tab/></text:span><text:span text:style-name="T11">Game Wizards</text:span><text:span text:style-name="T7"> (October 2007 – March 2009)</text:span></text:p>
        <text:p text:style-name="P17"><text:tab/><text:tab/>Projects: Detox, Legion ,Boilerplate, Dead Man's Tales</text:p>
        <text:p text:style-name="P16"><text:tab/><text:tab/>Lead game mod teams of 30+ crafting high quality mods for Unreal 3.</text:p>
        <text:p text:style-name="P15"><text:span text:style-name="T6"><text:tab/></text:span><text:span text:style-name="T10">Red Giant</text:span><text:span text:style-name="T6"> (June 2008 – September 2008, June 2009 – January 2010)</text:span></text:p>
        <text:p text:style-name="P16"><text:tab/><text:tab/>Project: Phantasmagorium</text:p>
        <text:p text:style-name="P16"><text:tab/><text:tab/>Created a Maya asset pipeline, managed content and directed asset creation.</text:p>
        <text:p text:style-name="P2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1" svg:font-family="'DejaVu Sans'" style:font-pitch="variable"/>
    <style:font-face style:name="Lohit Hindi2" svg:font-family="'Lohit Hindi'" style:font-pitch="variable"/>
    <style:font-face style:name="Kartika" svg:font-family="Kartik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size="12pt" fo:language="en" fo:country="US" style:letter-kerning="true" style:font-name-asian="DejaVu Sans1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Absatz-Standardschriftart" style:family="text"/>
    <style:style style:name="WW-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achis </meta:initial-creator>
    <meta:creation-date>2013-01-30T12:55:21</meta:creation-date>
    <dc:creator>Drachis </dc:creator>
    <dc:date>2013-05-16T18:05:14</dc:date>
    <meta:editing-cycles>8</meta:editing-cycles>
    <meta:editing-duration>PT13M15S</meta:editing-duration>
    <meta:generator>LibreOffice/3.6$Linux_X86_64 LibreOffice_project/360m1$Build-2</meta:generator>
    <meta:document-statistic meta:table-count="0" meta:image-count="0" meta:object-count="0" meta:page-count="1" meta:paragraph-count="46" meta:word-count="250" meta:character-count="1683" meta:non-whitespace-character-count="1451"/>
    <meta:user-defined meta:name="Info 1"/>
    <meta:user-defined meta:name="Info 2"/>
    <meta:user-defined meta:name="Info 3"/>
    <meta:user-defined meta:name="Info 4"/>
  </office:meta>
</office:document-meta>
</file>